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3.3772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ing 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Pass/Fai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01</text:p>
          </table:table-cell>
          <table:table-cell table:style-name="ce4" office:value-type="string" calcext:value-type="string">
            <text:p>Check response when string is entered</text:p>
          </table:table-cell>
          <table:table-cell table:style-name="ce4" office:value-type="string" calcext:value-type="string">
            <text:p>Go to postman </text:p>
            <text:p><text:span text:style-name="T1">Enter url </text:span><text:span text:style-name="T1"><text:a xlink:href="http://127.0.0.1:24555/cat-facts/showme" xlink:type="simple">http://127.0.0.1:24555/cat-facts/showme</text:a></text:span><text:span text:style-name="T1">cats</text:span></text:p>
            <text:p>Click Send</text:p>
          </table:table-cell>
          <table:table-cell table:style-name="ce4" office:value-type="string" calcext:value-type="string">
            <text:p><text:span text:style-name="T1"><text:a xlink:href="http://127.0.0.1:24555/cat-facts/showme" xlink:type="simple">http://127.0.0.1:24555/cat-facts/showme</text:a></text:span><text:span text:style-name="T1">cats</text:span></text:p>
          </table:table-cell>
          <table:table-cell table:style-name="ce4" office:value-type="string" calcext:value-type="string">
            <text:p>Status 406</text:p>
            <text:p>And response Json</text:p>
            <text:p>{"message": "Solo datos numericos}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02</text:p>
          </table:table-cell>
          <table:table-cell table:style-name="ce4" office:value-type="string" calcext:value-type="string">
            <text:p>Check response when number bigger than 500</text:p>
          </table:table-cell>
          <table:table-cell table:style-name="ce4" office:value-type="string" calcext:value-type="string">
            <text:p><text:span text:style-name="T1">Go to postman </text:span></text:p>
            <text:p><text:span text:style-name="T1">Enter url </text:span><text:span text:style-name="T1"><text:a xlink:href="http://127.0.0.1:24555/cat-facts/600" xlink:type="simple">http://127.0.0.1:24555/cat-facts/600</text:a></text:span></text:p>
            <text:p><text:span text:style-name="T1">Click Send</text:span></text:p>
          </table:table-cell>
          <table:table-cell table:style-name="ce4" office:value-type="string" calcext:value-type="string">
            <text:p><text:a xlink:href="http://127.0.0.1:24555/cat-facts/600" xlink:type="simple">http://127.0.0.1:24555/cat-facts/600</text:a></text:p>
          </table:table-cell>
          <table:table-cell table:style-name="ce4" office:value-type="string" calcext:value-type="string">
            <text:p>Status 406</text:p>
            <text:p>And response Json</text:p>
            <text:p>{"message": "Solo valores entre 1 y 500}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22:34:04.536000000</meta:creation-date>
    <dc:date>2022-07-14T22:44:45.314000000</dc:date>
    <meta:editing-duration>PT19S</meta:editing-duration>
    <meta:editing-cycles>2</meta:editing-cycles>
    <meta:generator>LibreOffice/7.3.4.2$Windows_X86_64 LibreOffice_project/728fec16bd5f605073805c3c9e7c4212a0120dc5</meta:generator>
    <meta:document-statistic meta:table-count="1" meta:cell-count="21" meta:object-count="0"/>
  </office:meta>
</office:document-meta>
</file>